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Table_20_Contents">
      <style:text-properties style:font-name="Proxima Nova" fo:font-size="6pt" style:font-size-asian="6pt" style:font-size-complex="6pt"/>
    </style:style>
    <style:style style:name="P3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4" style:family="paragraph" style:parent-style-name="Table_20_Contents">
      <style:text-properties style:font-name="Liberation Sans" fo:font-size="10pt" style:font-size-asian="10pt" style:font-size-complex="10pt"/>
    </style:style>
    <style:style style:name="P5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7" style:family="paragraph" style:parent-style-name="Table_20_Contents">
      <style:text-properties style:font-name="Liberation Sans" fo:font-size="10pt" style:font-size-asian="10pt" style:font-size-complex="10pt"/>
    </style:style>
    <style:style style:name="P8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T2" style:family="text">
      <style:text-properties officeooo:rsid="002493b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790871679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794915109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799505459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804143585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811792910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815924978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819733296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4"><text:database-display text:table-name="Anwendung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5"><text:database-display text:table-name="Anwendung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4"><text:database-display text:table-name="Anwendung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4"><text:database-display text:table-name="Anwendung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3"><text:span text:style-name="T2">Ausbildungsj</text:span>ahr <text:s/><text:database-display text:table-name="Anwendung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2" office:value-type="string">
                  <text:p text:style-name="P3"><text:database-display text:table-name="Anwendung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35:00.824111793">6. Mrz 20</text:date><text:s/>- <text:s/><text:database-next text:table-name="Anwendung_Detailkarten" text:table-type="table" text:condition="ooow:TRUE" text:database-name="Ausbildungsplan_tab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3T14:45:55.250423096</meta:creation-date>
    <dc:date>2020-03-06T14:35:00.695678312</dc:date>
    <meta:editing-duration>PT49M53S</meta:editing-duration>
    <meta:editing-cycles>23</meta:editing-cycles>
    <meta:generator>LibreOffice/6.3.4.2.0$Linux_X86_64 LibreOffice_project/30$Build-2</meta:generator>
    <dc:creator>Jürgen Geinitz</dc:creator>
    <meta:document-statistic meta:table-count="8" meta:image-count="0" meta:object-count="0" meta:page-count="1" meta:paragraph-count="56" meta:word-count="96" meta:character-count="624" meta:non-whitespace-character-count="536"/>
  </office:meta>
</office:document-meta>
</file>